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44000003CEFBA720AA1E913184.png" manifest:media-type="image/png"/>
  <manifest:file-entry manifest:full-path="Pictures/1000020100000744000003CE66AF8776DE877A31.png" manifest:media-type="image/png"/>
  <manifest:file-entry manifest:full-path="Pictures/1000020100000744000003CED33CD3B0D0085254.png" manifest:media-type="image/png"/>
  <manifest:file-entry manifest:full-path="Pictures/1000020100000744000003CEBB1BBF8829CBB034.png" manifest:media-type="image/png"/>
  <manifest:file-entry manifest:full-path="Pictures/10000201000002230000019DE92EFD14A34708E5.png" manifest:media-type="image/png"/>
  <manifest:file-entry manifest:full-path="Pictures/10000201000002230000019D32AD21D8319AC7ED.png" manifest:media-type="image/png"/>
  <manifest:file-entry manifest:full-path="Pictures/1000020100000744000003CEB6D6AA5A8F703259.png" manifest:media-type="image/png"/>
  <manifest:file-entry manifest:full-path="Pictures/10000201000002260000019DCF0FD68EF80982C4.png" manifest:media-type="image/png"/>
  <manifest:file-entry manifest:full-path="Pictures/10000201000002230000019DF2C213EFD17C8734.png" manifest:media-type="image/png"/>
  <manifest:file-entry manifest:full-path="Pictures/10000201000002230000019D54540544728F7E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91cm, 4.597cm, 1.502cm, 4.40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33cm, 4.726cm, 1.373cm, 4.531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7cm, 1.502cm, 4.402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469cm, 1.631cm, 4.531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71.119cm" svg:height="25.399cm" svg:x="0cm" svg:y="0cm" svg:viewBox="0 0 71120 25400" draw:points="0,0 71120,0 71120,25400 0,25400">
          <text:p/>
        </draw:polygon>
        <draw:frame draw:style-name="gr2" draw:text-style-name="P2" draw:layer="layout" svg:width="13.891cm" svg:height="10.488cm" svg:x="1.051cm" svg:y="6.888cm">
          <draw:image xlink:href="Pictures/10000201000002230000019D54540544728F7E11.png" xlink:type="simple" xlink:show="embed" xlink:actuate="onLoad" loext:mime-type="image/png">
            <text:p/>
          </draw:image>
        </draw:frame>
        <draw:frame draw:style-name="gr2" draw:text-style-name="P2" draw:layer="layout" svg:width="13.891cm" svg:height="10.488cm" svg:x="14.943cm" svg:y="7.015cm">
          <draw:image xlink:href="Pictures/10000201000002230000019DF2C213EFD17C8734.png" xlink:type="simple" xlink:show="embed" xlink:actuate="onLoad" loext:mime-type="image/png">
            <text:p/>
          </draw:image>
        </draw:frame>
        <draw:frame draw:style-name="gr2" draw:text-style-name="P2" draw:layer="layout" svg:width="13.968cm" svg:height="10.488cm" svg:x="28.787cm" svg:y="6.888cm">
          <draw:image xlink:href="Pictures/10000201000002260000019DCF0FD68EF80982C4.png" xlink:type="simple" xlink:show="embed" xlink:actuate="onLoad" loext:mime-type="image/png">
            <text:p/>
          </draw:image>
        </draw:frame>
        <draw:frame draw:style-name="gr2" draw:text-style-name="P2" draw:layer="layout" svg:width="13.891cm" svg:height="10.488cm" svg:x="42.58cm" svg:y="7.015cm">
          <draw:image xlink:href="Pictures/10000201000002230000019D32AD21D8319AC7ED.png" xlink:type="simple" xlink:show="embed" xlink:actuate="onLoad" loext:mime-type="image/png">
            <text:p/>
          </draw:image>
        </draw:frame>
        <draw:frame draw:style-name="gr2" draw:text-style-name="P2" draw:layer="layout" svg:width="13.891cm" svg:height="10.488cm" svg:x="56.472cm" svg:y="7.015cm">
          <draw:image xlink:href="Pictures/10000201000002230000019DE92EFD14A34708E5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frame draw:style-name="gr3" draw:text-style-name="P3" draw:layer="layout" svg:width="47.267cm" svg:height="25.145cm" svg:x="13.97cm" svg:y="0.255cm">
          <draw:image xlink:href="Pictures/1000020100000744000003CEBB1BBF8829CBB034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4" draw:text-style-name="P3" draw:layer="layout" svg:width="46.074cm" svg:height="25.145cm" svg:x="14.224cm" svg:y="0.255cm">
          <draw:image xlink:href="Pictures/1000020100000744000003CED33CD3B0D0085254.png" xlink:type="simple" xlink:show="embed" xlink:actuate="onLoad" loext:mime-type="image/png">
            <text:p/>
          </draw:image>
        </draw:frame>
      </draw:page>
      <draw:page draw:name="page4" draw:style-name="dp1" draw:master-page-name="master-page3">
        <draw:frame draw:style-name="gr5" draw:text-style-name="P3" draw:layer="layout" svg:width="46.863cm" svg:height="25.088cm" svg:x="12.827cm" svg:y="0.128cm">
          <draw:image xlink:href="Pictures/1000020100000744000003CEB6D6AA5A8F703259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frame draw:style-name="gr6" draw:text-style-name="P3" draw:layer="layout" svg:width="47.498cm" svg:height="25.268cm" svg:x="12.7cm" svg:y="0cm">
          <draw:image xlink:href="Pictures/1000020100000744000003CE66AF8776DE877A31.png" xlink:type="simple" xlink:show="embed" xlink:actuate="onLoad" loext:mime-type="image/png">
            <text:p/>
          </draw:image>
        </draw:frame>
      </draw:page>
      <draw:page draw:name="page6" draw:style-name="dp1" draw:master-page-name="master-page3">
        <draw:frame draw:style-name="gr5" draw:text-style-name="P3" draw:layer="layout" svg:width="46.99cm" svg:height="25.156cm" svg:x="12.954cm" svg:y="0.128cm">
          <draw:image xlink:href="Pictures/1000020100000744000003CEFBA720AA1E91318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1.1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23:37:27.919651583</dc:date>
    <meta:editing-duration>PT3M1S</meta:editing-duration>
    <meta:editing-cycles>1</meta:editing-cycles>
    <meta:document-statistic meta:object-count="11"/>
    <meta:generator>LibreOffice/6.4.7.2$Linux_X86_64 LibreOffice_project/40$Build-2</meta:generator>
  </office:meta>
</office:document-meta>
</file>